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 use employee;</text:p>
      <text:p text:style-name="Standard">switched to db employee</text:p>
      <text:p text:style-name="Standard">&gt; db</text:p>
      <text:p text:style-name="Standard">employee</text:p>
      <text:p text:style-name="Standard">&gt; db.createCollection("EmpDetails");</text:p>
      <text:p text:style-name="Standard">{ "ok" : 1 }</text:p>
      <text:p text:style-name="Standard">&gt; db.EmpDetails.insertMany({Fname:"Rohan",Lname:"Sharma",Age: 26, Email:"rohan@gmail.com",Experience:5},{Fname:"Harsh",Lname:"Kumar",Age:21,Email:"harsh@gmail.com",Experience:2},{Fname:"Harsh",Lname:"Kumar",Age:21,Email:"harsh@gmail.com",Experience:2}</text:p>
      <text:p text:style-name="Standard">... ^C</text:p>
      <text:p text:style-name="Standard"/>
      <text:p text:style-name="Standard">&gt; db.EmpDetails.insertMany({Fname:"Rohan",Lname:"Sharma",Age: 26, Email:"rohan@gmail.com",Experience:5},{Fname:"Harsh",Lname:"Kumar",Age:21,Email:"harsh@gmail.com",Experience:2},{Fname:"Harsh",Lname:"Kumar",Age:21,Email:"harsh@gmail.com",Experience:2},{Fname:"Adarsh",Lname:"Hegde",Age:23,Email:"adarsh@gmail.com",Experience:4});</text:p>
      <text:p text:style-name="Standard">uncaught exception: TypeError: documents.map is not a function :</text:p>
      <text:p text:style-name="Standard">DBCollection.prototype.insertMany@src/mongo/shell/crud_api.js:307:17</text:p>
      <text:p text:style-name="Standard">@(shell):1:1</text:p>
      <text:p text:style-name="Standard">&gt; db.EmpDetails.insertMany([{Fname:"Rohan",Lname:"Sharma",Age: 26, Email:"rohan@gmail.com",Experience:5},{Fname:"Harsh",Lname:"Kumar",Age:21,Email:"harsh@gmail.com",Experience:2},{Fname:"Harsh",Lname:"Kumar",Age:21,Email:"harsh@gmail.com",Experience:2},{Fname:"Adarsh",Lname:"Hegde",Age:23,Email:"adarsh@gmail.com",Experience:4}]);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058427e798c50d9c1f32a27"),</text:p>
      <text:p text:style-name="Standard"><text:tab/><text:tab/>ObjectId("6058427e798c50d9c1f32a28"),</text:p>
      <text:p text:style-name="Standard"><text:tab/><text:tab/>ObjectId("6058427e798c50d9c1f32a29"),</text:p>
      <text:p text:style-name="Standard"><text:tab/><text:tab/>ObjectId("6058427e798c50d9c1f32a2a")</text:p>
      <text:p text:style-name="Standard"><text:tab/>]</text:p>
      <text:p text:style-name="Standard">}</text:p>
      <text:p text:style-name="Standard">&gt; db.EmpDetails.find().pretty();</text:p>
      <text:p text:style-name="Standard">{</text:p>
      <text:p text:style-name="Standard"><text:tab/>"_id" : ObjectId("6058427e798c50d9c1f32a27"),</text:p>
      <text:p text:style-name="Standard"><text:tab/>"Fname" : "Rohan",</text:p>
      <text:p text:style-name="Standard"><text:tab/>"Lname" : "Sharma",</text:p>
      <text:p text:style-name="Standard"><text:tab/>"Age" : 26,</text:p>
      <text:p text:style-name="Standard"><text:tab/>"Email" : "rohan@gmail.com",</text:p>
      <text:p text:style-name="Standard"><text:tab/>"Experience" : 5</text:p>
      <text:p text:style-name="Standard">}</text:p>
      <text:p text:style-name="Standard">{</text:p>
      <text:p text:style-name="Standard"><text:tab/>"_id" : ObjectId("6058427e798c50d9c1f32a28"),</text:p>
      <text:p text:style-name="Standard"><text:tab/>"Fname" : "Harsh",</text:p>
      <text:p text:style-name="Standard"><text:tab/>"Lname" : "Kumar",</text:p>
      <text:p text:style-name="Standard"><text:tab/>"Age" : 21,</text:p>
      <text:p text:style-name="Standard"><text:tab/>"Email" : "harsh@gmail.com",</text:p>
      <text:p text:style-name="Standard"><text:tab/>"Experience" : 2</text:p>
      <text:p text:style-name="Standard">}</text:p>
      <text:p text:style-name="Standard">{</text:p>
      <text:p text:style-name="Standard"><text:soft-page-break/><text:tab/>"_id" : ObjectId("6058427e798c50d9c1f32a29"),</text:p>
      <text:p text:style-name="Standard"><text:tab/>"Fname" : "Harsh",</text:p>
      <text:p text:style-name="Standard"><text:tab/>"Lname" : "Kumar",</text:p>
      <text:p text:style-name="Standard"><text:tab/>"Age" : 21,</text:p>
      <text:p text:style-name="Standard"><text:tab/>"Email" : "harsh@gmail.com",</text:p>
      <text:p text:style-name="Standard"><text:tab/>"Experience" : 2</text:p>
      <text:p text:style-name="Standard">}</text:p>
      <text:p text:style-name="Standard">{</text:p>
      <text:p text:style-name="Standard"><text:tab/>"_id" : ObjectId("6058427e798c50d9c1f32a2a"),</text:p>
      <text:p text:style-name="Standard"><text:tab/>"Fname" : "Adarsh",</text:p>
      <text:p text:style-name="Standard"><text:tab/>"Lname" : "Hegde",</text:p>
      <text:p text:style-name="Standard"><text:tab/>"Age" : 23,</text:p>
      <text:p text:style-name="Standard"><text:tab/>"Email" : "adarsh@gmail.com",</text:p>
      <text:p text:style-name="Standard"><text:tab/>"Experience" : 4</text:p>
      <text:p text:style-name="Standard">}</text:p>
      <text:p text:style-name="Standard">&gt; db.EmpDetails.findOne().pretty();</text:p>
      <text:p text:style-name="Standard">uncaught exception: TypeError: db.EmpDetails.findOne(...).pretty is not a function :</text:p>
      <text:p text:style-name="Standard">@(shell):1:1</text:p>
      <text:p text:style-name="Standard">&gt; db.EmpDetails.findone().pretty();</text:p>
      <text:p text:style-name="Standard">uncaught exception: TypeError: db.EmpDetails.findone is not a function :</text:p>
      <text:p text:style-name="Standard">@(shell):1:1</text:p>
      <text:p text:style-name="Standard">&gt; db.EmpDetails.find({},{name:1});</text:p>
      <text:p text:style-name="Standard">{ "_id" : ObjectId("6058427e798c50d9c1f32a27") }</text:p>
      <text:p text:style-name="Standard">{ "_id" : ObjectId("6058427e798c50d9c1f32a28") }</text:p>
      <text:p text:style-name="Standard">{ "_id" : ObjectId("6058427e798c50d9c1f32a29") }</text:p>
      <text:p text:style-name="Standard">{ "_id" : ObjectId("6058427e798c50d9c1f32a2a") }</text:p>
      <text:p text:style-name="Standard">&gt; db.EmpDetails.find({Fname:"Rohan",Age:26});</text:p>
      <text:p text:style-name="Standard">{ "_id" : ObjectId("6058427e798c50d9c1f32a27"), "Fname" : "Rohan", "Lname" : "Sharma", "Age" : 26, "Email" : "rohan@gmail.com", "Experience" : 5 }</text:p>
      <text:p text:style-name="Standard">&gt; db.EmpDetails.find([{ $or { Fname:"Rohan"},{Age:26}]);</text:p>
      <text:p text:style-name="Standard">... </text:p>
      <text:p text:style-name="Standard">... ^C</text:p>
      <text:p text:style-name="Standard"/>
      <text:p text:style-name="Standard">&gt; db.EmpDetails.find({ $or:[{Fname:"Rohan"},{Age:26}]});</text:p>
      <text:p text:style-name="Standard">{ "_id" : ObjectId("6058427e798c50d9c1f32a27"), "Fname" : "Rohan", "Lname" : "Sharma", "Age" : 26, "Email" : "rohan@gmail.com", "Experience" : 5 }</text:p>
      <text:p text:style-name="Standard">&gt; db.EmpDetails.save({Fname:"Rachal",Lname:"Smith",Age:23,Email:"rachal@gmail.com",Experience:6});</text:p>
      <text:p text:style-name="Standard">WriteResult({ "nInserted" : 1 })</text:p>
      <text:p text:style-name="Standard">&gt; db.EmpDetails.find([{Fname:"Rachal"});</text:p>
      <text:p text:style-name="Standard">... ^C</text:p>
      <text:p text:style-name="Standard"/>
      <text:p text:style-name="Standard">&gt; db.EmpDetails.find({Fname:"Rachal"});</text:p>
      <text:p text:style-name="Standard">{ "_id" : ObjectId("60584655798c50d9c1f32a2b"), "Fname" : "Rachal", "Lname" : "Smith", "Age" : 23, "Email" : "rachal@gmail.com", "Experience" : 6 }</text:p>
      <text:p text:style-name="Standard">&gt; db.EmpDetails.find({Lname:"Smith",Experience:5});</text:p>
      <text:p text:style-name="Standard">&gt; db.EmpDetails.find().pretty();</text:p>
      <text:p text:style-name="Standard">{</text:p>
      <text:p text:style-name="Standard"><text:tab/>"_id" : ObjectId("6058427e798c50d9c1f32a27"),</text:p>
      <text:p text:style-name="Standard"><text:tab/>"Fname" : "Rohan",</text:p>
      <text:p text:style-name="Standard"><text:tab/>"Lname" : "Sharma",</text:p>
      <text:p text:style-name="Standard"><text:soft-page-break/><text:tab/>"Age" : 26,</text:p>
      <text:p text:style-name="Standard"><text:tab/>"Email" : "rohan@gmail.com",</text:p>
      <text:p text:style-name="Standard"><text:tab/>"Experience" : 5</text:p>
      <text:p text:style-name="Standard">}</text:p>
      <text:p text:style-name="Standard">{</text:p>
      <text:p text:style-name="Standard"><text:tab/>"_id" : ObjectId("6058427e798c50d9c1f32a28"),</text:p>
      <text:p text:style-name="Standard"><text:tab/>"Fname" : "Harsh",</text:p>
      <text:p text:style-name="Standard"><text:tab/>"Lname" : "Kumar",</text:p>
      <text:p text:style-name="Standard"><text:tab/>"Age" : 21,</text:p>
      <text:p text:style-name="Standard"><text:tab/>"Email" : "harsh@gmail.com",</text:p>
      <text:p text:style-name="Standard"><text:tab/>"Experience" : 2</text:p>
      <text:p text:style-name="Standard">}</text:p>
      <text:p text:style-name="Standard">{</text:p>
      <text:p text:style-name="Standard"><text:tab/>"_id" : ObjectId("6058427e798c50d9c1f32a29"),</text:p>
      <text:p text:style-name="Standard"><text:tab/>"Fname" : "Harsh",</text:p>
      <text:p text:style-name="Standard"><text:tab/>"Lname" : "Kumar",</text:p>
      <text:p text:style-name="Standard"><text:tab/>"Age" : 21,</text:p>
      <text:p text:style-name="Standard"><text:tab/>"Email" : "harsh@gmail.com",</text:p>
      <text:p text:style-name="Standard"><text:tab/>"Experience" : 2</text:p>
      <text:p text:style-name="Standard">}</text:p>
      <text:p text:style-name="Standard">{</text:p>
      <text:p text:style-name="Standard"><text:tab/>"_id" : ObjectId("6058427e798c50d9c1f32a2a"),</text:p>
      <text:p text:style-name="Standard"><text:tab/>"Fname" : "Adarsh",</text:p>
      <text:p text:style-name="Standard"><text:tab/>"Lname" : "Hegde",</text:p>
      <text:p text:style-name="Standard"><text:tab/>"Age" : 23,</text:p>
      <text:p text:style-name="Standard"><text:tab/>"Email" : "adarsh@gmail.com",</text:p>
      <text:p text:style-name="Standard"><text:tab/>"Experience" : 4</text:p>
      <text:p text:style-name="Standard">}</text:p>
      <text:p text:style-name="Standard">{</text:p>
      <text:p text:style-name="Standard"><text:tab/>"_id" : ObjectId("60584655798c50d9c1f32a2b"),</text:p>
      <text:p text:style-name="Standard"><text:tab/>"Fname" : "Rachal",</text:p>
      <text:p text:style-name="Standard"><text:tab/>"Lname" : "Smith",</text:p>
      <text:p text:style-name="Standard"><text:tab/>"Age" : 23,</text:p>
      <text:p text:style-name="Standard"><text:tab/>"Email" : "rachal@gmail.com",</text:p>
      <text:p text:style-name="Standard"><text:tab/>"Experience" : 6</text:p>
      <text:p text:style-name="Standard">}</text:p>
      <text:p text:style-name="Standard">&gt; db.EmpDetails.find({Lname:"Smith",Experience:6}).pretty();</text:p>
      <text:p text:style-name="Standard">{</text:p>
      <text:p text:style-name="Standard"><text:tab/>"_id" : ObjectId("60584655798c50d9c1f32a2b"),</text:p>
      <text:p text:style-name="Standard"><text:tab/>"Fname" : "Rachal",</text:p>
      <text:p text:style-name="Standard"><text:tab/>"Lname" : "Smith",</text:p>
      <text:p text:style-name="Standard"><text:tab/>"Age" : 23,</text:p>
      <text:p text:style-name="Standard"><text:tab/>"Email" : "rachal@gmail.com",</text:p>
      <text:p text:style-name="Standard"><text:tab/>"Experience" : 6</text:p>
      <text:p text:style-name="Standard">}</text:p>
      <text:p text:style-name="Standard">&gt; db.EmpDetails.find({ $or:[{Experience:5,Experience:6]});</text:p>
      <text:p text:style-name="Standard">... ^C</text:p>
      <text:p text:style-name="Standard"/>
      <text:p text:style-name="Standard">&gt; db.EmpDetails.find({ $or:[{Experience:5},{Experience:6}]});</text:p>
      <text:p text:style-name="Standard">{ "_id" : ObjectId("6058427e798c50d9c1f32a27"), "Fname" : "Rohan", "Lname" : "Sharma", "Age" : 26, "Email" : "rohan@gmail.com", "Experience" : 5 }</text:p>
      <text:p text:style-name="Standard"><text:soft-page-break/>{ "_id" : ObjectId("60584655798c50d9c1f32a2b"), "Fname" : "Rachal", "Lname" : "Smith", "Age" : 23, "Email" : "rachal@gmail.com", "Experience" : 6 }</text:p>
      <text:p text:style-name="Standard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3:08:32.784070657</meta:creation-date>
    <dc:date>2021-03-22T13:09:13.609847622</dc:date>
    <meta:editing-duration>PT43S</meta:editing-duration>
    <meta:editing-cycles>1</meta:editing-cycles>
    <meta:document-statistic meta:table-count="0" meta:image-count="0" meta:object-count="0" meta:page-count="4" meta:paragraph-count="136" meta:word-count="444" meta:character-count="4701" meta:non-whitespace-character-count="4320"/>
    <meta:generator>LibreOffice/6.0.7.3$Linux_X86_64 LibreOffice_project/00m0$Build-3</meta:generator>
  </office:meta>
</office:document-meta>
</file>